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e03" officeooo:paragraph-rsid="00031e03"/>
    </style:style>
    <style:style style:name="P2" style:family="paragraph" style:parent-style-name="Standard">
      <style:text-properties officeooo:rsid="000574d0" officeooo:paragraph-rsid="000574d0"/>
    </style:style>
    <style:style style:name="P3" style:family="paragraph" style:parent-style-name="Standard">
      <style:text-properties officeooo:rsid="000698da" officeooo:paragraph-rsid="000698da"/>
    </style:style>
    <style:style style:name="P4" style:family="paragraph" style:parent-style-name="Standard">
      <style:text-properties officeooo:rsid="00076341" officeooo:paragraph-rsid="00076341"/>
    </style:style>
    <style:style style:name="P5" style:family="paragraph" style:parent-style-name="Standard">
      <style:text-properties fo:font-weight="bold" officeooo:rsid="00076341" officeooo:paragraph-rsid="00076341" style:font-weight-asian="bold" style:font-weight-complex="bold"/>
    </style:style>
    <style:style style:name="T1" style:family="text">
      <style:text-properties officeooo:rsid="00042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f1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p text:style-name="P1"><text:span text:style-name="T2">ls</text:span>: contenido de un directorio</text:p>
      <text:p text:style-name="P1"><text:span text:style-name="T2">sudo</text:span>: super do, administrador</text:p>
      <text:p text:style-name="P1"><text:span text:style-name="T2">less</text:span>: parar patalla</text:p>
      <text:p text:style-name="P1"><text:span text:style-name="T2">-</text:span><text:span text:style-name="T3">l</text:span><text:span text:style-name="T1">: directorio largo</text:span></text:p>
      <text:p text:style-name="P2"><text:span text:style-name="T2">pwd</text:span>: print working direction</text:p>
      <text:p text:style-name="P3"><text:span text:style-name="T2">cd</text:span>: change directory</text:p>
      <text:p text:style-name="P4"><text:span text:style-name="T2">/etc</text:span>: directorio donde estan todas las configuraciones</text:p>
      <text:p text:style-name="P5">/etc/issues<text:span text:style-name="T4">: distribu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7:22.312795807</meta:creation-date>
    <dc:date>2018-01-10T11:01:54.955139808</dc:date>
    <meta:editing-duration>PT44M2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32" meta:character-count="234" meta:non-whitespace-character-count="211"/>
  </office:meta>
</office:document-meta>
</file>